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44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_ed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Resource_ID</text:p>
          </table:table-cell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Data_Duplicates</text:p>
          </table:table-cell>
          <table:table-cell table:style-name="ce5" office:value-type="string" calcext:value-type="string">
            <text:p>Single_Value_Cols</text:p>
          </table:table-cell>
          <table:table-cell table:style-name="ce5" office:value-type="string" calcext:value-type="string">
            <text:p>Mixed_Type_Cols</text:p>
          </table:table-cell>
          <table:table-cell table:style-name="ce5" office:value-type="string" calcext:value-type="string">
            <text:p>Mixed_Nulls_Cols</text:p>
          </table:table-cell>
          <table:table-cell table:style-name="ce5" office:value-type="string" calcext:value-type="string">
            <text:p>Special_Char_Cols</text:p>
          </table:table-cell>
          <table:table-cell table:style-name="ce5" office:value-type="string" calcext:value-type="string">
            <text:p>String_Variant_Cols</text:p>
          </table:table-cell>
          <table:table-cell table:style-name="ce3"/>
        </table:table-row>
        <table:table-row table:style-name="ro1">
          <table:table-cell office:value-type="string" calcext:value-type="string">
            <text:p>2375aa90-756b-47ae-877f-c5020121349f</text:p>
          </table:table-cell>
          <table:table-cell office:value-type="string" calcext:value-type="string">
            <text:p>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da363f2-dfc1-4812-96fb-b0520095e6ca</text:p>
          </table:table-cell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97f5cd6-7d20-41b8-a695-78c85322f3e8</text:p>
          </table:table-cell>
          <table:table-cell office:value-type="string" calcext:value-type="string">
            <text:p>Healt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af18bc-257d-4593-8e71-3e0fd18b42af</text:p>
          </table:table-cell>
          <table:table-cell office:value-type="string" calcext:value-type="string">
            <text:p>Econom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f5d960-a94c-4c3b-8339-cea61a8feadd</text:p>
          </table:table-cell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de4eb1-7e48-45d3-8089-45a657b00bcf</text:p>
          </table:table-cell>
          <table:table-cell office:value-type="string" calcext:value-type="string">
            <text:p>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477d79-cff8-43e5-8eb8-8594c32f078a</text:p>
          </table:table-cell>
          <table:table-cell office:value-type="string" calcext:value-type="string">
            <text:p>Statistic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91dca24-12df-420e-816d-656464e5f3e8</text:p>
          </table:table-cell>
          <table:table-cell office:value-type="string" calcext:value-type="string">
            <text:p>Enviro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b598506-ac75-420c-b60d-a9843596ec66</text:p>
          </table:table-cell>
          <table:table-cell office:value-type="string" calcext:value-type="string">
            <text:p>Energ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03e23f2-cdac-4620-8847-692621c56b9d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f44b258-168d-4d69-a08f-2155fda9fcad</text:p>
          </table:table-cell>
          <table:table-cell office:value-type="string" calcext:value-type="string">
            <text:p>Touris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91327a-0358-4606-951c-3ab78f59d332</text:p>
          </table:table-cell>
          <table:table-cell office:value-type="string" calcext:value-type="string">
            <text:p>Ho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22b35d-64e6-4ac0-a198-136f43467fe6</text:p>
          </table:table-cell>
          <table:table-cell office:value-type="string" calcext:value-type="string">
            <text:p>Ho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20ae9ab-a4ec-44a5-be62-f5bf78074266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4476f1d-c61c-4584-9e0a-b1cb62410f5f</text:p>
          </table:table-cell>
          <table:table-cell office:value-type="string" calcext:value-type="string">
            <text:p>Rur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537d61d-5bfb-4313-9ff0-4692c8995090</text:p>
          </table:table-cell>
          <table:table-cell office:value-type="string" calcext:value-type="string">
            <text:p>Rur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bde27a3-8529-4f7d-986a-974fe221a939</text:p>
          </table:table-cell>
          <table:table-cell office:value-type="string" calcext:value-type="string">
            <text:p>Agricultur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b6e8cdc-2c9d-45dc-b277-75da0c38ad38</text:p>
          </table:table-cell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fdfc5ee-f99b-4cb0-9eab-d7df1c181d2b</text:p>
          </table:table-cell>
          <table:table-cell office:value-type="string" calcext:value-type="string">
            <text:p>Minin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d3890fa-8338-4d68-a834-b65acdb2f6a0</text:p>
          </table:table-cell>
          <table:table-cell office:value-type="string" calcext:value-type="string">
            <text:p>Agricultur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82d0be-a591-4f5c-88d9-0121cc5369f8</text:p>
          </table:table-cell>
          <table:table-cell office:value-type="string" calcext:value-type="string">
            <text:p>Defence</text:p>
          </table:table-cell>
          <table:table-cell office:value-type="float" office:value="0.388888888888889" calcext:value-type="float">
            <text:p>0.38888888888888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2d21ce-60c5-4b13-ad9b-f3325aeb136b</text:p>
          </table:table-cell>
          <table:table-cell office:value-type="string" calcext:value-type="string">
            <text:p>Healt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a109fb5-1dfe-467c-acfa-26cd256e6273</text:p>
          </table:table-cell>
          <table:table-cell office:value-type="string" calcext:value-type="string">
            <text:p>Econom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a6d469-0462-4c1d-8f39-42cd3b1f671c</text:p>
          </table:table-cell>
          <table:table-cell office:value-type="string" calcext:value-type="string">
            <text:p>Educ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46a252-7555-4527-ba95-7f099012829f</text:p>
          </table:table-cell>
          <table:table-cell office:value-type="string" calcext:value-type="string">
            <text:p>IT &amp; Teleco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ef11855-7ba7-43f0-9b29-a88ede21cd2e</text:p>
          </table:table-cell>
          <table:table-cell office:value-type="string" calcext:value-type="string">
            <text:p>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a49bc5b-a182-4a32-ac1f-535c76bf9e80</text:p>
          </table:table-cell>
          <table:table-cell office:value-type="string" calcext:value-type="string">
            <text:p>Rur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c2fa195-c38f-437b-9a5b-59986b0698ec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3f8abf-c0b4-47b2-9bf7-41d5a84deb2c</text:p>
          </table:table-cell>
          <table:table-cell office:value-type="string" calcext:value-type="string">
            <text:p>Judici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3545cc-51ba-4214-9d9e-6220e7cdb23b</text:p>
          </table:table-cell>
          <table:table-cell office:value-type="string" calcext:value-type="string">
            <text:p>Labou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6f8cd2-0e2a-4df2-84aa-b4db79c7a162</text:p>
          </table:table-cell>
          <table:table-cell office:value-type="string" calcext:value-type="string">
            <text:p>Touris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213d0-0084-44f9-93b5-2e5cfccd116b</text:p>
          </table:table-cell>
          <table:table-cell office:value-type="string" calcext:value-type="string">
            <text:p>Infrastructu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7b23949-013d-4231-8636-dbebd0b58713</text:p>
          </table:table-cell>
          <table:table-cell office:value-type="string" calcext:value-type="string">
            <text:p>Environm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bb90d9-a69f-4c31-ae86-3720fdaa8de3</text:p>
          </table:table-cell>
          <table:table-cell office:value-type="string" calcext:value-type="string">
            <text:p>Industr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df41783-9041-48f3-9cf4-1e4a310d296c</text:p>
          </table:table-cell>
          <table:table-cell office:value-type="string" calcext:value-type="string">
            <text:p>Parlia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6d59c3-1e9d-47af-8ca8-076ea6542022</text:p>
          </table:table-cell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3a4f696-d003-4a06-ae85-0116b1c94d2e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50594-d70b-4f51-9b86-cc493954c717</text:p>
          </table:table-cell>
          <table:table-cell office:value-type="string" calcext:value-type="string">
            <text:p>Econom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b6093f5-6ebb-4588-95c3-c5d320a35e9a</text:p>
          </table:table-cell>
          <table:table-cell office:value-type="string" calcext:value-type="string">
            <text:p>Water</text:p>
          </table:table-cell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94ce53-fe08-4914-b3dd-e8c582c3cae2</text:p>
          </table:table-cell>
          <table:table-cell office:value-type="string" calcext:value-type="string">
            <text:p>Wat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de7475c-f00a-41ce-9a3e-ab9baa8bee8e</text:p>
          </table:table-cell>
          <table:table-cell office:value-type="string" calcext:value-type="string">
            <text:p>Touris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050aaa-b480-499a-a7e5-f454d236eca7</text:p>
          </table:table-cell>
          <table:table-cell office:value-type="string" calcext:value-type="string">
            <text:p>Administr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7f4ff8-0b06-43fc-ba57-0bd3dbe36db8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7f76eb7-4164-4e2f-9e03-c6e203afcebd</text:p>
          </table:table-cell>
          <table:table-cell office:value-type="string" calcext:value-type="string">
            <text:p>Biotechnology 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cf5928-3449-4d18-8ec1-cca3a4702cbf</text:p>
          </table:table-cell>
          <table:table-cell office:value-type="string" calcext:value-type="string">
            <text:p>Enviro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4339875-a098-4612-81ed-0a382cfc99d5</text:p>
          </table:table-cell>
          <table:table-cell office:value-type="string" calcext:value-type="string">
            <text:p>H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1348a3-b02f-4bca-bcd1-5e36f68474c4</text:p>
          </table:table-cell>
          <table:table-cell office:value-type="string" calcext:value-type="string">
            <text:p>Econom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041449-e0c5-43c5-b8b7-c96fd5814be5</text:p>
          </table:table-cell>
          <table:table-cell office:value-type="string" calcext:value-type="string">
            <text:p>Wat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67e3cc-6804-4664-85e0-4424b56fcba5</text:p>
          </table:table-cell>
          <table:table-cell office:value-type="string" calcext:value-type="string">
            <text:p>Agricultur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25e821-fc1f-4ced-b5cf-6b9d02db9635</text:p>
          </table:table-cell>
          <table:table-cell office:value-type="string" calcext:value-type="string">
            <text:p>Statistic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54d61f-e076-4b63-8978-b9ac5f4058bd</text:p>
          </table:table-cell>
          <table:table-cell office:value-type="string" calcext:value-type="string">
            <text:p>Broadcast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017b38-91fa-4a67-9270-061ca5aacd66</text:p>
          </table:table-cell>
          <table:table-cell office:value-type="string" calcext:value-type="string">
            <text:p>Enviro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3a4ae4-2185-4801-b05e-2da07a58fe7c</text:p>
          </table:table-cell>
          <table:table-cell office:value-type="string" calcext:value-type="string">
            <text:p>Healt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d87eecd-9065-47ad-9a45-b32460e35336</text:p>
          </table:table-cell>
          <table:table-cell office:value-type="string" calcext:value-type="string">
            <text:p>Infrastruct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892367-5703-4237-b0c8-97a9b435b4e4</text:p>
          </table:table-cell>
          <table:table-cell office:value-type="string" calcext:value-type="string">
            <text:p>Energ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adf3f7d-e126-47b0-916a-9d2fe92d96a4</text:p>
          </table:table-cell>
          <table:table-cell office:value-type="string" calcext:value-type="string">
            <text:p>Labo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ad7858-e2f4-4790-9d89-5920892a76b0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de9cf0-def6-4acb-9128-5022d1c90665</text:p>
          </table:table-cell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d9e7317-93a1-4cf6-8ec3-bbdc128446ac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8f4756-0c0e-4e55-9bd9-7260f3b10d60</text:p>
          </table:table-cell>
          <table:table-cell office:value-type="string" calcext:value-type="string">
            <text:p>Transpor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5effc0c-a79f-4867-8843-4442f9ae9060</text:p>
          </table:table-cell>
          <table:table-cell office:value-type="string" calcext:value-type="string">
            <text:p>Econom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e0bd482-4aba-4d99-9cb9-ff124f6f1c2f</text:p>
          </table:table-cell>
          <table:table-cell office:value-type="string" calcext:value-type="string">
            <text:p>ScienceTe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1927d3-1bb0-4eda-87b3-47bc1ea91afd</text:p>
          </table:table-cell>
          <table:table-cell office:value-type="string" calcext:value-type="string">
            <text:p>Environ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60245d4-db38-48a2-8321-16c594674653</text:p>
          </table:table-cell>
          <table:table-cell office:value-type="string" calcext:value-type="string">
            <text:p>Econom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8b7b568-0290-4d4e-bbf2-4195a6972fe1</text:p>
          </table:table-cell>
          <table:table-cell office:value-type="string" calcext:value-type="string">
            <text:p>ForeignAffair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ffae44-c477-4a6a-a28a-324d0277777b</text:p>
          </table:table-cell>
          <table:table-cell office:value-type="string" calcext:value-type="string">
            <text:p>ScienceTe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3737be0-f442-45c5-b206-6979c811a48d</text:p>
          </table:table-cell>
          <table:table-cell office:value-type="string" calcext:value-type="string">
            <text:p>Parlia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478b64-3085-46a3-8295-13b8457b1ac0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39af67-f231-4f83-bb4a-e9a5ecb29e33</text:p>
          </table:table-cell>
          <table:table-cell office:value-type="string" calcext:value-type="string">
            <text:p>Educ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e0b385-81b0-4a0f-80b4-a1a6278c69e3</text:p>
          </table:table-cell>
          <table:table-cell office:value-type="string" calcext:value-type="string">
            <text:p>Heal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2740b6-b3a4-466d-985a-4570c942551c</text:p>
          </table:table-cell>
          <table:table-cell office:value-type="string" calcext:value-type="string">
            <text:p>Energ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dc9f539-e955-4658-b2cf-10e7e41573b9</text:p>
          </table:table-cell>
          <table:table-cell office:value-type="string" calcext:value-type="string">
            <text:p>Rur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195dc5-2e2e-4e67-ac63-5646a934b669</text:p>
          </table:table-cell>
          <table:table-cell office:value-type="string" calcext:value-type="string">
            <text:p>Enviro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9a9758-aa5d-4cc5-82c0-4b6af2e00237</text:p>
          </table:table-cell>
          <table:table-cell office:value-type="string" calcext:value-type="string">
            <text:p>Parlia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c747f1-f473-48ec-81cf-4f82b12630c0</text:p>
          </table:table-cell>
          <table:table-cell office:value-type="string" calcext:value-type="string">
            <text:p>Parlia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f8fcf35-1fc9-44f6-8101-e9a6f52f829c</text:p>
          </table:table-cell>
          <table:table-cell office:value-type="string" calcext:value-type="string">
            <text:p>Educ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ba8410-d9a9-402e-9cb6-a932defcf3c5</text:p>
          </table:table-cell>
          <table:table-cell office:value-type="string" calcext:value-type="string">
            <text:p>Educ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610afae-0c30-4697-b6fd-99d2239f7b2e</text:p>
          </table:table-cell>
          <table:table-cell office:value-type="string" calcext:value-type="string">
            <text:p>Broadcast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19654cf-b91e-40f0-ab31-5f76ac34ef77</text:p>
          </table:table-cell>
          <table:table-cell office:value-type="string" calcext:value-type="string">
            <text:p>Othe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a4e6ea7-e4cc-45a6-8d8f-5d0edf285f6f</text:p>
          </table:table-cell>
          <table:table-cell office:value-type="string" calcext:value-type="string">
            <text:p>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ec42b22-a627-4b90-b8b3-ffece84d44f4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5e0905-7a0a-4ae5-85af-ff7eef5669e6</text:p>
          </table:table-cell>
          <table:table-cell office:value-type="string" calcext:value-type="string">
            <text:p>Econom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60c98e-55cb-456d-8a1d-dfca06a31fd3</text:p>
          </table:table-cell>
          <table:table-cell office:value-type="string" calcext:value-type="string">
            <text:p>ScienceTe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0dc286-cdd9-4bf4-846f-d7b87a532b21</text:p>
          </table:table-cell>
          <table:table-cell office:value-type="string" calcext:value-type="string">
            <text:p>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74220f6-1ac9-4fba-aaf8-41d2ce77049d</text:p>
          </table:table-cell>
          <table:table-cell office:value-type="string" calcext:value-type="string">
            <text:p>Healt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37b9acb-2d0c-4911-9517-d20603627890</text:p>
          </table:table-cell>
          <table:table-cell office:value-type="string" calcext:value-type="string">
            <text:p>IT &amp; Telecom</text:p>
          </table:table-cell>
          <table:table-cell office:value-type="float" office:value="0.0016" calcext:value-type="float">
            <text:p>0.0016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e8484e-8fa4-42a3-ba04-1d6723c9aa42</text:p>
          </table:table-cell>
          <table:table-cell office:value-type="string" calcext:value-type="string">
            <text:p>ScienceTe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67db5a-1d27-40b9-9db8-8e3ed0a4ea62</text:p>
          </table:table-cell>
          <table:table-cell office:value-type="string" calcext:value-type="string">
            <text:p>Agricultur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776c6c-bc23-4fdc-b594-79bc53631480</text:p>
          </table:table-cell>
          <table:table-cell office:value-type="string" calcext:value-type="string">
            <text:p>Comme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ad67a74-69c8-4f9e-a8ed-a8519c770300</text:p>
          </table:table-cell>
          <table:table-cell office:value-type="string" calcext:value-type="string">
            <text:p>Administr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f373778-a3b7-44e8-98fa-88525bc4cae2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6a7c75-cae0-4194-87d7-0c2cb6db51d3</text:p>
          </table:table-cell>
          <table:table-cell office:value-type="string" calcext:value-type="string">
            <text:p>Parlia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0428f3c-cdcd-4fd6-bd4d-af31ee710788</text:p>
          </table:table-cell>
          <table:table-cell office:value-type="string" calcext:value-type="string">
            <text:p>Fin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de3c91e-e2c7-41d8-a863-00190e9784d1</text:p>
          </table:table-cell>
          <table:table-cell office:value-type="string" calcext:value-type="string">
            <text:p>Educ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da43feb-4f49-4b1a-be8b-883333f300df</text:p>
          </table:table-cell>
          <table:table-cell office:value-type="string" calcext:value-type="string">
            <text:p>Parlia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0adf3f-fc43-4aa2-9afb-7b3bb87cc604</text:p>
          </table:table-cell>
          <table:table-cell office:value-type="string" calcext:value-type="string">
            <text:p>Transpor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a94d18d-f626-4ea0-b545-68340c898da8</text:p>
          </table:table-cell>
          <table:table-cell office:value-type="string" calcext:value-type="string">
            <text:p>Comme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fbb28f0-82d4-4309-a377-7228fb650ebd</text:p>
          </table:table-cell>
          <table:table-cell office:value-type="string" calcext:value-type="string">
            <text:p>Energ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88d9923-83a6-4aab-bd53-a68db683352b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057ffd1-48c6-48c1-948b-5ba9587cc7ac</text:p>
          </table:table-cell>
          <table:table-cell office:value-type="string" calcext:value-type="string">
            <text:p>Energ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846fa7-fb61-40f7-8d97-ceb9199bf315</text:p>
          </table:table-cell>
          <table:table-cell office:value-type="string" calcext:value-type="string">
            <text:p>IT &amp; Teleco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350622-d654-4592-b726-f06bdf77d9b7</text:p>
          </table:table-cell>
          <table:table-cell office:value-type="string" calcext:value-type="string">
            <text:p>Touris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915c21-3d81-4b05-9dbd-dbfec872e2eb</text:p>
          </table:table-cell>
          <table:table-cell office:value-type="string" calcext:value-type="string">
            <text:p>Min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7c72286-00d4-46fb-9dbd-2cc6ebd15636</text:p>
          </table:table-cell>
          <table:table-cell office:value-type="string" calcext:value-type="string">
            <text:p>IT &amp; Telec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3a47ba-a261-4f4f-8ad1-1a212e63cc2b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98ae3d1-e8d3-4cf4-9813-cce66f5f2c2d</text:p>
          </table:table-cell>
          <table:table-cell office:value-type="string" calcext:value-type="string">
            <text:p>Energ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c038bd4-9356-47d9-9eb3-9ab68a76de9b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ab9e9a1-eee3-4eb3-b455-ab1a94a1e8ae</text:p>
          </table:table-cell>
          <table:table-cell office:value-type="string" calcext:value-type="string">
            <text:p>Other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8d99cb9-1c94-442f-836e-71b7a9597a31</text:p>
          </table:table-cell>
          <table:table-cell office:value-type="string" calcext:value-type="string">
            <text:p>Defe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9a963d-c075-48aa-9a0e-f983c38b983a</text:p>
          </table:table-cell>
          <table:table-cell office:value-type="string" calcext:value-type="string">
            <text:p>Mining</text:p>
          </table:table-cell>
          <table:table-cell office:value-type="float" office:value="0.071428571428571" calcext:value-type="float">
            <text:p>0.07142857142857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fdb35d1-221b-4705-9f5d-07e48362428b</text:p>
          </table:table-cell>
          <table:table-cell office:value-type="string" calcext:value-type="string">
            <text:p>ForeignAffai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68264f-e241-41ed-add6-b72390ed257d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f4bcee-d25d-4528-b221-cdae5549ee76</text:p>
          </table:table-cell>
          <table:table-cell office:value-type="string" calcext:value-type="string">
            <text:p>Educ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adc232a-f3b8-44c1-af25-68af0d7a191f</text:p>
          </table:table-cell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ba7272-cf4b-4085-8869-3a9b80932680</text:p>
          </table:table-cell>
          <table:table-cell office:value-type="string" calcext:value-type="string">
            <text:p>Parlia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01913b-f591-4f75-9d0f-b708a2551c00</text:p>
          </table:table-cell>
          <table:table-cell office:value-type="string" calcext:value-type="string">
            <text:p>Comme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dfb211c-9de8-4ee0-b1f9-3a9cadf6e0fd</text:p>
          </table:table-cell>
          <table:table-cell office:value-type="string" calcext:value-type="string">
            <text:p>Urb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04b560-e722-4b97-a27b-cbf693baf4b3</text:p>
          </table:table-cell>
          <table:table-cell office:value-type="string" calcext:value-type="string">
            <text:p>Energ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06f68a9-41a1-4457-ae33-27b7eed5853b</text:p>
          </table:table-cell>
          <table:table-cell office:value-type="string" calcext:value-type="string">
            <text:p>SocialDev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ebf6631-c943-410b-90f1-0bc26a129611</text:p>
          </table:table-cell>
          <table:table-cell office:value-type="string" calcext:value-type="string">
            <text:p>Labou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b20cbca-581d-452a-a34d-5e91eeb4d92a</text:p>
          </table:table-cell>
          <table:table-cell office:value-type="string" calcext:value-type="string">
            <text:p>Defe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d7dcb98-b671-4573-a1d8-ee1020c4b770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632089c-7e35-4a9a-859c-c92eee291e71</text:p>
          </table:table-cell>
          <table:table-cell office:value-type="string" calcext:value-type="string">
            <text:p>Administr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c60a37d-20de-4873-8648-3b686ed9a954</text:p>
          </table:table-cell>
          <table:table-cell office:value-type="string" calcext:value-type="string">
            <text:p>Hous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fc030c-70aa-4e35-aaf4-575340a37b60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2b4024-eeae-49f6-b57e-742e14982339</text:p>
          </table:table-cell>
          <table:table-cell office:value-type="string" calcext:value-type="string">
            <text:p>Defe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f2a1d15-af42-4fe3-8d91-2b12bdba433d</text:p>
          </table:table-cell>
          <table:table-cell office:value-type="string" calcext:value-type="string">
            <text:p>Infrastructur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a96d9d-21f3-45bf-a711-d93f71dd2b12</text:p>
          </table:table-cell>
          <table:table-cell office:value-type="string" calcext:value-type="string">
            <text:p>Urb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a677896-c143-4f6a-a0e8-96a77e2bfb4f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8021ea-72ce-46ee-a3f8-6ebbfdd81864</text:p>
          </table:table-cell>
          <table:table-cell office:value-type="string" calcext:value-type="string">
            <text:p>Labo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08e5621-508a-4ecd-8e62-c1aec4f8064a</text:p>
          </table:table-cell>
          <table:table-cell office:value-type="string" calcext:value-type="string">
            <text:p>IT &amp; Teleco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fb3167c-ab44-490b-b844-d01246e0fccc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89843c-3e17-40aa-88d8-c1e1ed865057</text:p>
          </table:table-cell>
          <table:table-cell office:value-type="string" calcext:value-type="string">
            <text:p>Energ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35d7fcb-5b89-4c08-b96f-dd4916453421</text:p>
          </table:table-cell>
          <table:table-cell office:value-type="string" calcext:value-type="string">
            <text:p>ScienceTe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5dfd21b-ad64-408d-9ebe-6d0216879e4f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e482bd-26b2-4cc7-aedb-58c1a859fdff</text:p>
          </table:table-cell>
          <table:table-cell office:value-type="string" calcext:value-type="string">
            <text:p>ScienceTe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90f4e6-483d-4a82-b6c7-e4eb824c71cd</text:p>
          </table:table-cell>
          <table:table-cell office:value-type="string" calcext:value-type="string">
            <text:p>Urb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df1e52-4b8d-4644-b69b-91e99a8618fb</text:p>
          </table:table-cell>
          <table:table-cell office:value-type="string" calcext:value-type="string">
            <text:p>Econom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c6177d-bf05-4a94-ab98-533abb41cd7d</text:p>
          </table:table-cell>
          <table:table-cell office:value-type="string" calcext:value-type="string">
            <text:p>Healt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dcc289c-7ed6-412f-9681-a96cfbe8f454</text:p>
          </table:table-cell>
          <table:table-cell office:value-type="string" calcext:value-type="string">
            <text:p>Educ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fbdeec5-76bd-4fa0-ad6c-734a4f50e1d1</text:p>
          </table:table-cell>
          <table:table-cell office:value-type="string" calcext:value-type="string">
            <text:p>Indus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bf919a9-0282-4881-8bb4-bf0c2361d5a2</text:p>
          </table:table-cell>
          <table:table-cell office:value-type="string" calcext:value-type="string">
            <text:p>Urb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8eb2e6-6d0b-43aa-a3c3-9b7cfed06d5d</text:p>
          </table:table-cell>
          <table:table-cell office:value-type="string" calcext:value-type="string">
            <text:p>Industr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67d8a3-a132-463d-859d-4832eff36996</text:p>
          </table:table-cell>
          <table:table-cell office:value-type="string" calcext:value-type="string">
            <text:p>Transpor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9845bfe-1c4c-4d66-9a62-09966a0ddf81</text:p>
          </table:table-cell>
          <table:table-cell office:value-type="string" calcext:value-type="string">
            <text:p>Comme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381bb7-fb87-4928-8cb3-fd6df8595512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524807a-e6fa-409b-bc0d-14b72676a794</text:p>
          </table:table-cell>
          <table:table-cell office:value-type="string" calcext:value-type="string">
            <text:p>ScienceTe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92f9f11-8079-47a9-aa98-b64d9dcb0622</text:p>
          </table:table-cell>
          <table:table-cell office:value-type="string" calcext:value-type="string">
            <text:p>Comme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92c7e3d-3cca-43c5-9067-5f2bd82d7781</text:p>
          </table:table-cell>
          <table:table-cell office:value-type="string" calcext:value-type="string">
            <text:p>Labou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5140ad4-82c0-40f6-9c6e-1a83d162f7cb</text:p>
          </table:table-cell>
          <table:table-cell office:value-type="string" calcext:value-type="string">
            <text:p>Defe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651f642-ce7e-45fe-bb91-041926740e71</text:p>
          </table:table-cell>
          <table:table-cell office:value-type="string" calcext:value-type="string">
            <text:p>ScienceTec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df96b22-e476-4f4c-93c1-b8f41e4a4c4b</text:p>
          </table:table-cell>
          <table:table-cell office:value-type="string" calcext:value-type="string">
            <text:p>Educ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62528a-a12a-43cb-bc82-63d48abe15fb</text:p>
          </table:table-cell>
          <table:table-cell office:value-type="string" calcext:value-type="string">
            <text:p>Hous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b2acb2-09c8-42ae-84f4-84ffc0dbb97e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b780f26-ac4d-4c8c-8b71-5088d46aca99</text:p>
          </table:table-cell>
          <table:table-cell office:value-type="string" calcext:value-type="string">
            <text:p>Hous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6d5d17-8148-4664-b0f9-4da1820cce18</text:p>
          </table:table-cell>
          <table:table-cell office:value-type="string" calcext:value-type="string">
            <text:p>SocialDev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16bb01-a2bd-463f-9685-faf8c39f9215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ac3f6f9-a5e1-400d-8ae5-98a75229c15b</text:p>
          </table:table-cell>
          <table:table-cell office:value-type="string" calcext:value-type="string">
            <text:p>Min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89aac8f-e93b-4246-a49d-504dee07f3a5</text:p>
          </table:table-cell>
          <table:table-cell office:value-type="string" calcext:value-type="string">
            <text:p>Census and Surveys 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8b58ae-4077-47a0-9e32-79aeed23500b</text:p>
          </table:table-cell>
          <table:table-cell office:value-type="string" calcext:value-type="string">
            <text:p>IT &amp; Telec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f34a228-2b53-4044-89c9-5f73412d7823</text:p>
          </table:table-cell>
          <table:table-cell office:value-type="string" calcext:value-type="string">
            <text:p>ScienceTe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1f8b64-8dda-459c-927b-48908f768b3e</text:p>
          </table:table-cell>
          <table:table-cell office:value-type="string" calcext:value-type="string">
            <text:p>Educa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731f77-4595-48d2-be6b-49e266728a78</text:p>
          </table:table-cell>
          <table:table-cell office:value-type="string" calcext:value-type="string">
            <text:p>Infrastruct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dd6b0c-9318-4d6d-bd49-4b4cda5c7648</text:p>
          </table:table-cell>
          <table:table-cell office:value-type="string" calcext:value-type="string">
            <text:p>IT &amp; Telec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bade098-5c7f-46cb-9d02-5912ef5170d9</text:p>
          </table:table-cell>
          <table:table-cell office:value-type="string" calcext:value-type="string">
            <text:p>Ho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29c7126-751c-4a5e-9880-809518063f54</text:p>
          </table:table-cell>
          <table:table-cell office:value-type="string" calcext:value-type="string">
            <text:p>Touris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fcb41d-d919-4630-aa67-4684e17a8a22</text:p>
          </table:table-cell>
          <table:table-cell office:value-type="string" calcext:value-type="string">
            <text:p>Biotechnology 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3563646-ea56-4f0c-aca4-948f15da44b9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80c5b2b-920d-4688-8798-ab8ddd6f61aa</text:p>
          </table:table-cell>
          <table:table-cell office:value-type="string" calcext:value-type="string">
            <text:p>Parlia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79906ae-8e58-4019-a68b-d961ab39f897</text:p>
          </table:table-cell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f10d3eb-a425-4246-8800-3f72bf7ad2b0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aae4ffa-9243-4e85-bf68-f41f79526c9d</text:p>
          </table:table-cell>
          <table:table-cell office:value-type="string" calcext:value-type="string">
            <text:p>H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d13bbe-9d3d-463d-bef7-8497f39d6927</text:p>
          </table:table-cell>
          <table:table-cell office:value-type="string" calcext:value-type="string">
            <text:p>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b718a55-ac70-4619-ab16-fd79ea24047a</text:p>
          </table:table-cell>
          <table:table-cell office:value-type="string" calcext:value-type="string">
            <text:p>IT &amp; Telecom</text:p>
          </table:table-cell>
          <table:table-cell office:value-type="float" office:value="0.4658" calcext:value-type="float">
            <text:p>0.4658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d76011-fa64-4653-b487-704418b3e555</text:p>
          </table:table-cell>
          <table:table-cell office:value-type="string" calcext:value-type="string">
            <text:p>Rur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5caab03-4aec-4f0e-87fe-feef45902a06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bacc10-9b64-4a66-b2d1-e577cb71daac</text:p>
          </table:table-cell>
          <table:table-cell office:value-type="string" calcext:value-type="string">
            <text:p>Touris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51a3ef0-4da0-48ed-9e55-a908d84e9180</text:p>
          </table:table-cell>
          <table:table-cell office:value-type="string" calcext:value-type="string">
            <text:p>IT &amp; Telecom</text:p>
          </table:table-cell>
          <table:table-cell office:value-type="float" office:value="0.522503516174402" calcext:value-type="float">
            <text:p>0.522503516174402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41fdad-3a69-4e0b-8dd0-149a92bc3a1c</text:p>
          </table:table-cell>
          <table:table-cell office:value-type="string" calcext:value-type="string">
            <text:p>Min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e2968b-7ca5-4f3d-b05d-02ae4dff72f5</text:p>
          </table:table-cell>
          <table:table-cell office:value-type="string" calcext:value-type="string">
            <text:p>Hous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e742696-eabe-4bd6-b149-528505fda85b</text:p>
          </table:table-cell>
          <table:table-cell office:value-type="string" calcext:value-type="string">
            <text:p>IT &amp; Telecom</text:p>
          </table:table-cell>
          <table:table-cell office:value-type="float" office:value="0.468" calcext:value-type="float">
            <text:p>0.468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c49623c-06d2-4dda-b9ae-162d8d24d853</text:p>
          </table:table-cell>
          <table:table-cell office:value-type="string" calcext:value-type="string">
            <text:p>SocialD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a52863-a484-48f4-8871-658655896c8b</text:p>
          </table:table-cell>
          <table:table-cell office:value-type="string" calcext:value-type="string">
            <text:p>Min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ddbf674-d653-4e9c-841f-df8535a28fde</text:p>
          </table:table-cell>
          <table:table-cell office:value-type="string" calcext:value-type="string">
            <text:p>Defe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3e68398-a99f-41ba-b57d-df8a4d884e6b</text:p>
          </table:table-cell>
          <table:table-cell office:value-type="string" calcext:value-type="string">
            <text:p>ScienceTe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d6c88bc-2724-487d-85e9-d80577ec1de4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a0ae9e-750d-4b3c-a70b-cffccba68c4f</text:p>
          </table:table-cell>
          <table:table-cell office:value-type="string" calcext:value-type="string">
            <text:p>Agricult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f98613-897f-4e78-97c5-c8d4686ba753</text:p>
          </table:table-cell>
          <table:table-cell office:value-type="string" calcext:value-type="string">
            <text:p>Urb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0c510d8-a9d6-475f-a4b5-ccd714369225</text:p>
          </table:table-cell>
          <table:table-cell office:value-type="string" calcext:value-type="string">
            <text:p>Rur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d2000dd-f9ac-46a2-bbc9-83a09179fa48</text:p>
          </table:table-cell>
          <table:table-cell office:value-type="string" calcext:value-type="string">
            <text:p>Infrastruct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2f9200-7c08-4395-adcf-b8db3ecbae3f</text:p>
          </table:table-cell>
          <table:table-cell office:value-type="string" calcext:value-type="string">
            <text:p>Min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0901dfe-5404-4881-98cc-6766897cac06</text:p>
          </table:table-cell>
          <table:table-cell office:value-type="string" calcext:value-type="string">
            <text:p>Agricultu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e359ec-28ce-4837-b162-7129092a6407</text:p>
          </table:table-cell>
          <table:table-cell office:value-type="string" calcext:value-type="string">
            <text:p>SocialDev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e2c4496-4c33-4f13-86c8-ed297773702e</text:p>
          </table:table-cell>
          <table:table-cell office:value-type="string" calcext:value-type="string">
            <text:p>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40c38d-5b0f-40e8-b1e9-6db82de57ba3</text:p>
          </table:table-cell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3806a82-81de-4a63-90ed-1843ae2b986c</text:p>
          </table:table-cell>
          <table:table-cell office:value-type="string" calcext:value-type="string">
            <text:p>Industr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c89db6-40d4-4005-91a3-4bcf744c7029</text:p>
          </table:table-cell>
          <table:table-cell office:value-type="string" calcext:value-type="string">
            <text:p>Comme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362a79-3170-4ae5-9d5b-3a3db6c7341a</text:p>
          </table:table-cell>
          <table:table-cell office:value-type="string" calcext:value-type="string">
            <text:p>Comme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5b5a945-a111-4862-af9e-53d6ec0ef207</text:p>
          </table:table-cell>
          <table:table-cell office:value-type="string" calcext:value-type="string">
            <text:p>H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529cb0-a981-41e7-80c8-de0f62e1b910</text:p>
          </table:table-cell>
          <table:table-cell office:value-type="string" calcext:value-type="string">
            <text:p>ForeignAffai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85da3c-2607-4c0a-b00f-57bcae5fa9b4</text:p>
          </table:table-cell>
          <table:table-cell office:value-type="string" calcext:value-type="string">
            <text:p>Statistic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3cf530-fa3c-4a56-807f-b6783f2de10f</text:p>
          </table:table-cell>
          <table:table-cell office:value-type="string" calcext:value-type="string">
            <text:p>Econom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b49de4e-996b-4bbb-9da0-70f47297ca31</text:p>
          </table:table-cell>
          <table:table-cell office:value-type="string" calcext:value-type="string">
            <text:p>Broadcasti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7c8f51-9d85-4fec-82ab-e2145422fce2</text:p>
          </table:table-cell>
          <table:table-cell office:value-type="string" calcext:value-type="string">
            <text:p>Industr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4535b5b-5ace-4a39-a693-ee6e38283d27</text:p>
          </table:table-cell>
          <table:table-cell office:value-type="string" calcext:value-type="string">
            <text:p>Min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bce11c-298a-4fd9-ab95-22f5df83df48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2c3c9c-710f-450c-81d8-5d80a772db22</text:p>
          </table:table-cell>
          <table:table-cell office:value-type="string" calcext:value-type="string">
            <text:p>Parlia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081658-b9e8-4b8f-afe4-f47c27e24971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5ee472-ef2b-4afb-bf53-1cddb759010f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f48e41-055f-49c4-bebf-21386e6d158c</text:p>
          </table:table-cell>
          <table:table-cell office:value-type="string" calcext:value-type="string">
            <text:p>Broadcast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e62989-74c9-442d-a460-3b949ccd53ed</text:p>
          </table:table-cell>
          <table:table-cell office:value-type="string" calcext:value-type="string">
            <text:p>Ur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7f82e7-bd21-40df-821f-3ce76cd97116</text:p>
          </table:table-cell>
          <table:table-cell office:value-type="string" calcext:value-type="string">
            <text:p>Broadcast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f9755dd-14ea-478b-b7ab-b243a1aa9bdd</text:p>
          </table:table-cell>
          <table:table-cell office:value-type="string" calcext:value-type="string">
            <text:p>Comme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dc39c2e-e9d6-470e-aab0-166b73b2a6e5</text:p>
          </table:table-cell>
          <table:table-cell office:value-type="string" calcext:value-type="string">
            <text:p>Enviro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f670936-f21c-435a-8585-503a59641fdf</text:p>
          </table:table-cell>
          <table:table-cell office:value-type="string" calcext:value-type="string">
            <text:p>Statistic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187b13-d7a6-4e7e-b243-a2544fc80f5e</text:p>
          </table:table-cell>
          <table:table-cell office:value-type="string" calcext:value-type="string">
            <text:p>Healt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5272cdf-2dd2-433e-badf-71ddcfd421c5</text:p>
          </table:table-cell>
          <table:table-cell office:value-type="string" calcext:value-type="string">
            <text:p>Enviro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f5976c0-b482-4f09-8856-98903f14018d</text:p>
          </table:table-cell>
          <table:table-cell office:value-type="string" calcext:value-type="string">
            <text:p>Environ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7f80b4-e68a-4647-a139-eb28cc4bf898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306a22c-b613-4f44-bc64-b305dbf3e39e</text:p>
          </table:table-cell>
          <table:table-cell office:value-type="string" calcext:value-type="string">
            <text:p>Touris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229f6b9-3b26-467d-ab35-7d2613b74553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d18c359-e85a-4575-9a47-dda4b2d87bcc</text:p>
          </table:table-cell>
          <table:table-cell office:value-type="string" calcext:value-type="string">
            <text:p>Min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43c043c-238a-400f-9c9c-91fe0d6356fa</text:p>
          </table:table-cell>
          <table:table-cell office:value-type="string" calcext:value-type="string">
            <text:p>Financ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fb4337-d4be-4270-bdcb-3ff85436fd4a</text:p>
          </table:table-cell>
          <table:table-cell office:value-type="string" calcext:value-type="string">
            <text:p>Industr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846faba-99a1-4f9a-abad-84526c0f6809</text:p>
          </table:table-cell>
          <table:table-cell office:value-type="string" calcext:value-type="string">
            <text:p>Comme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71a4e2cd-c395-4565-9524-807d8bd97962</text:p>
          </table:table-cell>
          <table:table-cell office:value-type="string" calcext:value-type="string">
            <text:p>Industr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eafed3c-e8b5-482e-ae3f-ce0b244294fa</text:p>
          </table:table-cell>
          <table:table-cell office:value-type="string" calcext:value-type="string">
            <text:p>Industr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a9adf5b-6951-4630-9b21-2c41636e1fcf</text:p>
          </table:table-cell>
          <table:table-cell office:value-type="string" calcext:value-type="string">
            <text:p>Industr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5830ba-af8e-450d-9b54-cee1991dfbf5</text:p>
          </table:table-cell>
          <table:table-cell office:value-type="string" calcext:value-type="string">
            <text:p>Ho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b9fdfad-99a7-4804-8b9a-ba5765278ff6</text:p>
          </table:table-cell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65eaab-32d3-4489-a462-547572293218</text:p>
          </table:table-cell>
          <table:table-cell office:value-type="string" calcext:value-type="string">
            <text:p>Administr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15d24ae-ffbc-41e3-8147-5460175b5f2d</text:p>
          </table:table-cell>
          <table:table-cell office:value-type="string" calcext:value-type="string">
            <text:p>Sani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38950-573f-49ca-a21b-c8314c4b0987</text:p>
          </table:table-cell>
          <table:table-cell office:value-type="string" calcext:value-type="string">
            <text:p>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71a42a6-119b-4e3c-8092-34050371c0df</text:p>
          </table:table-cell>
          <table:table-cell office:value-type="string" calcext:value-type="string">
            <text:p>SocialDev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9ae90a-41cc-47fc-9004-773e1b66db5d</text:p>
          </table:table-cell>
          <table:table-cell office:value-type="string" calcext:value-type="string">
            <text:p>Water</text:p>
          </table:table-cell>
          <table:table-cell office:value-type="float" office:value="0.3501" calcext:value-type="float">
            <text:p>0.35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f25cce4-6da3-4b67-9ed8-3bd9340d3a6d</text:p>
          </table:table-cell>
          <table:table-cell office:value-type="string" calcext:value-type="string">
            <text:p>Transpor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a4f975-d3c1-4ef9-8935-78976f9da515</text:p>
          </table:table-cell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a822c9-be3e-4fba-9e38-c1bee1ade257</text:p>
          </table:table-cell>
          <table:table-cell office:value-type="string" calcext:value-type="string">
            <text:p>Infrastructur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4c6c3a-e0e0-412d-8b06-1239f21647b0</text:p>
          </table:table-cell>
          <table:table-cell office:value-type="string" calcext:value-type="string">
            <text:p>Statistic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0a5f2c-f978-4388-b203-e07998ab70eb</text:p>
          </table:table-cell>
          <table:table-cell office:value-type="string" calcext:value-type="string">
            <text:p>Healt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994c46-9914-4120-8b9e-296570503d27</text:p>
          </table:table-cell>
          <table:table-cell office:value-type="string" calcext:value-type="string">
            <text:p>Broadcast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4c7593-149c-48d7-87cf-d690983394c3</text:p>
          </table:table-cell>
          <table:table-cell office:value-type="string" calcext:value-type="string">
            <text:p>Heal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a301434-7dd5-43e6-b0bb-d845783b7eae</text:p>
          </table:table-cell>
          <table:table-cell office:value-type="string" calcext:value-type="string">
            <text:p>Industrie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1be8b43-9d46-4410-9431-750ca06a9805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a42cbd-44c4-4a2d-a133-9d7259737103</text:p>
          </table:table-cell>
          <table:table-cell office:value-type="string" calcext:value-type="string">
            <text:p>Infrastruct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261f5b7-30a8-484e-bba7-a05fb4c8d178</text:p>
          </table:table-cell>
          <table:table-cell office:value-type="string" calcext:value-type="string">
            <text:p>Broadcast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af7d1a-63e4-46c7-98e7-3cf0db92d0e2</text:p>
          </table:table-cell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4845f3-9666-4cdc-b861-474321090d73</text:p>
          </table:table-cell>
          <table:table-cell office:value-type="string" calcext:value-type="string">
            <text:p>Hous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2b06f8-f83b-480c-a9cd-365b49cf4643</text:p>
          </table:table-cell>
          <table:table-cell office:value-type="string" calcext:value-type="string">
            <text:p>Urb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48df1f8-9dc5-4bd1-a59c-ccd7b9314373</text:p>
          </table:table-cell>
          <table:table-cell office:value-type="string" calcext:value-type="string">
            <text:p>Infrastructur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529596-38db-44d3-bcb1-c4e19170a79b</text:p>
          </table:table-cell>
          <table:table-cell office:value-type="string" calcext:value-type="string">
            <text:p>Energ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2a4c11-f55c-4fec-8d30-8f0205e11821</text:p>
          </table:table-cell>
          <table:table-cell office:value-type="string" calcext:value-type="string">
            <text:p>Hous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d4b398-3f85-4e5e-813c-fe105a17c02c</text:p>
          </table:table-cell>
          <table:table-cell office:value-type="string" calcext:value-type="string">
            <text:p>Comme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3388394-33cb-4e9e-b7da-78ff1c905dc3</text:p>
          </table:table-cell>
          <table:table-cell office:value-type="string" calcext:value-type="string">
            <text:p>Enviro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832bcaf-4d2c-40b9-8e49-80ed1fef0d10</text:p>
          </table:table-cell>
          <table:table-cell office:value-type="string" calcext:value-type="string">
            <text:p>Infrastruct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a9c2c4-8ff8-47c8-a99d-853d363f4ced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786c532-7474-4a9b-8cd9-e3e905b782e0</text:p>
          </table:table-cell>
          <table:table-cell office:value-type="string" calcext:value-type="string">
            <text:p>Urb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9b37a0-9d99-4566-bad2-a696673a455b</text:p>
          </table:table-cell>
          <table:table-cell office:value-type="string" calcext:value-type="string">
            <text:p>Urb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7a59af4-cd00-451c-a1d6-75909a6f43be</text:p>
          </table:table-cell>
          <table:table-cell office:value-type="string" calcext:value-type="string">
            <text:p>Broadcast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88a84f0-4160-4f06-89bf-6a80e588a6e6</text:p>
          </table:table-cell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61a3dc7-61bb-4cd2-9ad3-dceb2a1866a9</text:p>
          </table:table-cell>
          <table:table-cell office:value-type="string" calcext:value-type="string">
            <text:p>Broadcasting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d4f9533-4ab3-4b45-9d7a-9f73d7812c4c</text:p>
          </table:table-cell>
          <table:table-cell office:value-type="string" calcext:value-type="string">
            <text:p>Infrastructur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587b1a-4cd7-4ff3-bea5-051c9765f154</text:p>
          </table:table-cell>
          <table:table-cell office:value-type="string" calcext:value-type="string">
            <text:p>Parlia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bf869e1-e9ac-4652-b3ed-e468f229b338</text:p>
          </table:table-cell>
          <table:table-cell office:value-type="string" calcext:value-type="string">
            <text:p>Rur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d9b06d2-16d4-4a2b-b425-3cacf6c3abad</text:p>
          </table:table-cell>
          <table:table-cell office:value-type="string" calcext:value-type="string">
            <text:p>Rur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48688dd-68de-4a2c-b194-b9863d7a651a</text:p>
          </table:table-cell>
          <table:table-cell office:value-type="string" calcext:value-type="string">
            <text:p>Urb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a10808-d84d-4a9e-84cf-b0b986164424</text:p>
          </table:table-cell>
          <table:table-cell office:value-type="string" calcext:value-type="string">
            <text:p>Touris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b9cdada-ebb9-44e8-8dff-e7ebfa4e2618</text:p>
          </table:table-cell>
          <table:table-cell office:value-type="string" calcext:value-type="string">
            <text:p>Census and Survey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ff2419-b151-450c-8bee-7acfbd9f6ef7</text:p>
          </table:table-cell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24262f-8b2a-475c-8cb0-ac41b1de45a3</text:p>
          </table:table-cell>
          <table:table-cell office:value-type="string" calcext:value-type="string">
            <text:p>Touris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table:formula="of:=SUM([.C2:.C271])" office:value-type="float" office:value="2.94332097649186" calcext:value-type="float">
            <text:p>2.94332097649186</text:p>
          </table:table-cell>
          <table:table-cell table:style-name="Default" table:formula="of:=SUM([.D2:.D271])" office:value-type="float" office:value="316" calcext:value-type="float">
            <text:p>316</text:p>
          </table:table-cell>
          <table:table-cell table:style-name="Default" table:formula="of:=SUM([.E2:.E271])" office:value-type="float" office:value="64" calcext:value-type="float">
            <text:p>64</text:p>
          </table:table-cell>
          <table:table-cell table:style-name="Default" table:formula="of:=SUM([.F2:.F271])" office:value-type="float" office:value="19" calcext:value-type="float">
            <text:p>19</text:p>
          </table:table-cell>
          <table:table-cell table:style-name="Default" table:formula="of:=SUM([.G2:.G271])" office:value-type="float" office:value="26" calcext:value-type="float">
            <text:p>26</text:p>
          </table:table-cell>
          <table:table-cell table:style-name="Default" table:formula="of:=SUM([.H2:.H271])"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table:formula="of:=SUM([.C275:.C307])" office:value-type="float" office:value="2.947" calcext:value-type="float">
            <text:p>2.947</text:p>
          </table:table-cell>
          <table:table-cell table:style-name="Default" table:formula="of:=SUM([.D275:.D307])" office:value-type="float" office:value="316" calcext:value-type="float">
            <text:p>316</text:p>
          </table:table-cell>
          <table:table-cell table:style-name="Default" table:formula="of:=SUM([.E275:.E307])" office:value-type="float" office:value="64" calcext:value-type="float">
            <text:p>64</text:p>
          </table:table-cell>
          <table:table-cell table:style-name="Default" table:formula="of:=SUM([.F275:.F307])" office:value-type="float" office:value="19" calcext:value-type="float">
            <text:p>19</text:p>
          </table:table-cell>
          <table:table-cell table:style-name="Default" table:formula="of:=SUM([.G275:.G307])" office:value-type="float" office:value="26" calcext:value-type="float">
            <text:p>26</text:p>
          </table:table-cell>
          <table:table-cell table:style-name="Default" table:formula="of:=SUM([.H275:.H307])"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dministr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gricultur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iotechnology 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roadcast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Census and Surveys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Commerc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efence</text:p>
          </table:table-cell>
          <table:table-cell table:style-name="Default" office:value-type="float" office:value="0.39" calcext:value-type="float">
            <text:p>0.39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conom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duc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nerg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nviron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Financ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Foreign Affair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Heal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Ho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Hous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ndustrie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nfrastructu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 &amp; Telecom</text:p>
          </table:table-cell>
          <table:table-cell table:style-name="Default" office:value-type="float" office:value="1.46" calcext:value-type="float">
            <text:p>1.4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Judiciary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Labou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Mining</text:p>
          </table:table-cell>
          <table:table-cell table:style-name="Default" office:value-type="float" office:value="0.072" calcext:value-type="float">
            <text:p>0.0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Other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Parlia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Rur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ani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cience &amp; Technolog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ocial Develop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tatistic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ouris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ranspor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Urba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Water</text:p>
          </table:table-cell>
          <table:table-cell table:style-name="Default" office:value-type="float" office:value="1.025" calcext:value-type="float">
            <text:p>1.02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result_edit.A1:result_edit.I27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2:01:37.878818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4T12:02:09.741208584</dc:date>
    <meta:editing-duration>PT7H47M45S</meta:editing-duration>
    <meta:editing-cycles>119</meta:editing-cycles>
    <meta:document-statistic meta:table-count="1" meta:cell-count="2411" meta:object-count="0"/>
  </office:meta>
</office:document-meta>
</file>